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24c" officeooo:paragraph-rsid="000a824c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a824c" officeooo:paragraph-rsid="000a824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25874b" officeooo:paragraph-rsid="0025874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230e6c" officeooo:paragraph-rsid="000a824c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25874b" officeooo:paragraph-rsid="0025874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bold" officeooo:rsid="0025874b" officeooo:paragraph-rsid="00283d5a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26f47b" officeooo:paragraph-rsid="0026f47b" style:font-size-asian="16pt" style:font-weight-asian="bold" style:font-size-complex="16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283d5a"/>
    </style:style>
    <style:style style:name="P10" style:family="paragraph" style:parent-style-name="Standard" style:list-style-name="L1">
      <style:text-properties style:text-position="0% 100%" fo:font-size="13pt" style:text-underline-style="none" fo:font-weight="normal" officeooo:rsid="00283d5a" officeooo:paragraph-rsid="00283d5a" style:font-size-asian="13pt" style:font-weight-asian="normal" style:font-size-complex="13pt" style:font-weight-complex="normal"/>
    </style:style>
    <style:style style:name="P11" style:family="paragraph" style:parent-style-name="Standard" style:list-style-name="L1">
      <style:text-properties style:text-position="0% 100%" fo:font-size="13pt" style:text-underline-style="none" fo:font-weight="normal" officeooo:rsid="00285ebd" officeooo:paragraph-rsid="00285ebd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text-properties fo:color="#000000" style:text-line-through-style="none" style:text-line-through-type="none" style:text-position="0% 100%" fo:font-size="13pt" style:text-underline-style="none" fo:font-weight="normal" officeooo:rsid="00283d5a" officeooo:paragraph-rsid="00283d5a" style:text-blinking="false" style:font-size-asian="13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size="13pt" style:text-underline-style="none" fo:font-weight="normal" officeooo:rsid="00283d5a" officeooo:paragraph-rsid="00283d5a" style:font-size-asian="13pt" style:font-weight-asian="normal" style:font-size-complex="13pt" style:font-weight-complex="normal"/>
    </style:style>
    <style:style style:name="T1" style:family="text">
      <style:text-properties officeooo:rsid="00283d5a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13pt" style:text-underline-style="none" fo:font-weight="normal" officeooo:rsid="00283d5a" style:font-size-asian="13pt" style:font-weight-asian="normal" style:font-size-complex="13pt" style:font-weight-complex="normal"/>
    </style:style>
    <style:style style:name="T4" style:family="text">
      <style:text-properties style:text-position="0% 100%" fo:font-size="13pt" style:text-underline-style="none" fo:font-weight="normal" officeooo:rsid="00285ebd" style:font-size-asian="13pt" style:font-weight-asian="normal" style:font-size-complex="13pt" style:font-weight-complex="normal"/>
    </style:style>
    <style:style style:name="T5" style:family="text">
      <style:text-properties style:text-position="0% 100%" officeooo:rsid="00283d5a"/>
    </style:style>
    <style:style style:name="T6" style:family="text">
      <style:text-properties style:text-position="0% 100%" officeooo:rsid="00285ebd"/>
    </style:style>
    <style:style style:name="T7" style:family="text">
      <style:text-properties style:text-position="0% 100%" style:font-name="Liberation Serif" fo:font-size="13pt" style:text-underline-style="none" fo:font-weight="normal" officeooo:rsid="00285ebd" style:font-size-asian="13pt" style:font-weight-asian="normal" style:font-size-complex="13pt" style:font-weight-complex="normal"/>
    </style:style>
    <style:style style:name="T8" style:family="text">
      <style:text-properties fo:color="#000000" style:text-line-through-style="none" style:text-line-through-type="none" style:text-position="0% 100%" fo:font-size="13pt" style:text-underline-style="none" fo:font-weight="normal" officeooo:rsid="00283d5a" style:text-blinking="false" style:font-size-asian="13pt" style:font-weight-asian="normal" style:font-size-complex="13pt" style:font-weight-complex="normal"/>
    </style:style>
    <style:style style:name="T9" style:family="text">
      <style:text-properties fo:color="#000000" style:text-position="0% 100%" style:font-name="Liberation Serif" fo:font-size="13pt" style:text-underline-style="none" fo:font-weight="normal" officeooo:rsid="00285ebd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3pt" fo:letter-spacing="normal" fo:font-style="normal" style:text-underline-style="none" fo:font-weight="normal" officeooo:rsid="00285ebd" style:text-blinking="false" style:font-size-asian="13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ronhack</text:p>
      <text:p text:style-name="P2"/>
      <text:p text:style-name="P5">Week 1 <text:span text:style-name="T1">(Ruby)</text:span></text:p>
      <text:list xml:id="list2785884123071245032" text:style-name="L1">
        <text:list-item>
          <text:p text:style-name="P10">Recap</text:p>
        </text:list-item>
        <text:list-item>
          <text:p text:style-name="P10">Git</text:p>
        </text:list-item>
        <text:list-item>
          <text:p text:style-name="P10">Gems</text:p>
        </text:list-item>
        <text:list-item>
          <text:p text:style-name="P10">Pry</text:p>
        </text:list-item>
        <text:list-item>
          <text:p text:style-name="P10">...</text:p>
        </text:list-item>
      </text:list>
      <text:p text:style-name="P7"/>
      <text:p text:style-name="P6">Week 2 <text:span text:style-name="T1">(</text:span><text:span text:style-name="T5">Sinatra</text:span><text:span text:style-name="T1">)</text:span></text:p>
      <text:list xml:id="list215038032238439" text:continue-numbering="true" text:style-name="L1">
        <text:list-item>
          <text:p text:style-name="P10">Testing</text:p>
        </text:list-item>
        <text:list-item>
          <text:p text:style-name="P10">Sinatra</text:p>
        </text:list-item>
        <text:list-item>
          <text:p text:style-name="P10">Sinatra Testing</text:p>
        </text:list-item>
        <text:list-item>
          <text:p text:style-name="P10">...</text:p>
        </text:list-item>
      </text:list>
      <text:p text:style-name="P6">Week 3 <text:span text:style-name="T5">(Html &amp; CSS &amp; JS)</text:span></text:p>
      <text:list xml:id="list215036506984840" text:continue-numbering="true" text:style-name="L1">
        <text:list-item>
          <text:p text:style-name="P10">Html &amp; CSS</text:p>
        </text:list-item>
        <text:list-item>
          <text:p text:style-name="P10">Intro JS</text:p>
        </text:list-item>
        <text:list-item>
          <text:p text:style-name="P9"><text:span text:style-name="T3">JS - </text:span><text:a xlink:type="simple" xlink:href="http://www.ironhack.com:3000/#/learning_unit/485" text:style-name="Internet_20_link" text:visited-style-name="Visited_20_Internet_20_Link"><text:span text:style-name="T8">Asynchrony &amp; Callbacks</text:span></text:a></text:p>
        </text:list-item>
        <text:list-item>
          <text:p text:style-name="P12">...</text:p>
        </text:list-item>
      </text:list>
      <text:p text:style-name="P5">Week 4</text:p>
      <text:list xml:id="list215038222285887" text:continue-numbering="true" text:style-name="L1">
        <text:list-item>
          <text:p text:style-name="P13"><text:span text:style-name="T6">Day 1: </text:span><text:span text:style-name="T2">Intro Ruby on Rails</text:span></text:p>
        </text:list-item>
        <text:list-item>
          <text:p text:style-name="P8"><text:span text:style-name="T4">Day 2: Relational Data Base, Mode</text:span><text:span text:style-name="T7">l</text:span><text:span text:style-name="T9">s, </text:span>Create and Read with Models<text:span text:style-name="T10">.</text:span></text:p>
        </text:list-item>
        <text:list-item>
          <text:p text:style-name="P11">Day 3: </text:p>
        </text:list-item>
        <text:list-item>
          <text:p text:style-name="P11">Day 4: </text:p>
        </text:list-item>
      </text:list>
      <text:p text:style-name="P5">Week 5</text:p>
      <text:p text:style-name="P5">Week 6</text:p>
      <text:p text:style-name="P5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19:40.729232527</meta:creation-date>
    <dc:date>2016-05-09T21:50:36.225616737</dc:date>
    <meta:editing-duration>P2DT8H47M59S</meta:editing-duration>
    <meta:editing-cycles>19</meta:editing-cycles>
    <meta:generator>LibreOffice/5.0.5.2$Linux_X86_64 LibreOffice_project/00m0$Build-2</meta:generator>
    <meta:document-statistic meta:table-count="0" meta:image-count="0" meta:object-count="0" meta:page-count="1" meta:paragraph-count="24" meta:word-count="79" meta:character-count="299" meta:non-whitespace-character-count="259"/>
  </office:meta>
</office:document-meta>
</file>